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text-indent="0cm" style:auto-text-indent="false"/>
      <style:text-properties fo:background-color="transparent"/>
    </style:style>
    <style:style style:name="P2" style:family="paragraph" style:parent-style-name="Standard">
      <style:text-properties officeooo:rsid="00187ba2" officeooo:paragraph-rsid="00187ba2"/>
    </style:style>
    <style:style style:name="P3" style:family="paragraph" style:parent-style-name="Standard">
      <style:paragraph-properties fo:break-before="page"/>
      <style:text-properties officeooo:rsid="00187ba2" officeooo:paragraph-rsid="00187ba2"/>
    </style:style>
    <style:style style:name="P4" style:family="paragraph" style:parent-style-name="Text_20_body">
      <style:paragraph-properties fo:margin-left="0cm" fo:margin-right="0cm" fo:text-indent="0cm" style:auto-text-indent="false" style:writing-mode="lr-tb"/>
    </style:style>
    <style:style style:name="P5" style:family="paragraph" style:parent-style-name="Text_20_body">
      <style:paragraph-properties fo:margin-left="0cm" fo:margin-right="0cm" fo:text-indent="0cm" style:auto-text-indent="false" style:writing-mode="lr-tb"/>
      <style:text-properties fo:background-color="transparent"/>
    </style:style>
    <style:style style:name="P6" style:family="paragraph" style:parent-style-name="Text_20_body" style:list-style-name="L1">
      <style:paragraph-properties fo:margin-left="0cm" fo:margin-right="0cm" fo:text-indent="0cm" style:auto-text-indent="false" fo:padding="0cm" fo:border="none" style:writing-mode="lr-tb"/>
      <style:text-properties fo:background-color="transparent"/>
    </style:style>
    <style:style style:name="P7" style:family="paragraph" style:parent-style-name="Text_20_body" style:list-style-name="L2">
      <style:paragraph-properties fo:margin-left="0cm" fo:margin-right="0cm" fo:text-indent="0cm" style:auto-text-indent="false" fo:padding="0cm" fo:border="none" style:writing-mode="lr-tb"/>
      <style:text-properties fo:background-color="transparent"/>
    </style:style>
    <style:style style:name="P8" style:family="paragraph" style:parent-style-name="Text_20_body">
      <style:text-properties officeooo:rsid="00187ba2" officeooo:paragraph-rsid="00187ba2" fo:background-color="transparent"/>
    </style:style>
    <style:style style:name="P9" style:family="paragraph" style:parent-style-name="Text_20_body">
      <style:paragraph-properties fo:break-before="page"/>
      <style:text-properties officeooo:rsid="00187ba2" officeooo:paragraph-rsid="00187ba2" fo:background-color="transparent"/>
    </style:style>
    <style:style style:name="P10" style:family="paragraph" style:parent-style-name="Text_20_body" style:list-style-name="L3">
      <style:paragraph-properties fo:margin-left="0cm" fo:margin-right="0cm" fo:text-indent="0cm" style:auto-text-indent="false" fo:padding="0cm" fo:border="none" style:writing-mode="lr-tb"/>
      <style:text-properties fo:background-color="transparent"/>
    </style:style>
    <style:style style:name="P11" style:family="paragraph" style:parent-style-name="Text_20_body">
      <style:text-properties officeooo:rsid="00187ba2" officeooo:paragraph-rsid="00187ba2"/>
    </style:style>
    <style:style style:name="T1" style:family="text">
      <style:text-properties fo:background-color="transparent" loext:char-shading-value="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48550bf6-7fff-c252-aefe-6bcac95ae00a"/>Que hay que tener en cuenta para montar nuestro setup?</text:p>
      <text:p text:style-name="P1"><text:bookmark text:name="docs-internal-guid-bd57a0db-7fff-d7a9-6b17-106d32760ca6"/>Es importante saber cual es el lenguaje que vamos a trabajar.</text:p>
      <text:p text:style-name="Standard"/>
      <text:p text:style-name="P2">C++</text:p>
      <text:p text:style-name="P11"><text:bookmark text:name="docs-internal-guid-3259cc95-7fff-077a-25cb-1d5e3e38f18a"/><text:span text:style-name="T1">Eficiencia: </text:span></text:p>
      <text:p text:style-name="P5">C++ es conocido por su alta eficiencia y velocidad, ya que es un lenguaje de programación de bajo nivel que permite un control preciso del hardware.</text:p>
      <text:p text:style-name="Text_20_body"/>
      <text:p text:style-name="P4"><text:span text:style-name="T1">Tiempos de ejecución: </text:span></text:p>
      <text:p text:style-name="P5">Debido a su naturaleza de bajo nivel y la optimización que permite, los programas escritos en C++ pueden ejecutarse más rápidamente en comparación con otros lenguajes de más alto nivel.</text:p>
      <text:p text:style-name="Text_20_body"/>
      <text:p text:style-name="P4"><text:span text:style-name="T1">Librerías: </text:span></text:p>
      <text:p text:style-name="P5">La comunidad de C++ ha desarrollado una gran cantidad de bibliotecas, incluyendo la STL (Standard Template Library) que proporciona estructuras de datos y algoritmos útiles.</text:p>
      <text:p text:style-name="Text_20_body"/>
      <text:p text:style-name="P4"><text:span text:style-name="T1">Herramientas: </text:span></text:p>
      <text:p text:style-name="P5">C++ cuenta con un conjunto de herramientas sólidas, como el compilador GCC, IDEs como Visual Studio y Code::Blocks, y otras utilidades de desarrollo.</text:p>
      <text:p text:style-name="P11"><text:bookmark text:name="docs-internal-guid-d755b4cc-7fff-2edb-7642-07a922fb8b58"/><text:span text:style-name="T1">Comunidad: </text:span></text:p>
      <text:p text:style-name="P5">C++ tiene una comunidad grande y activa, lo que significa que hay muchos recursos, foros y tutoriales disponibles para aprender y resolver problemas.</text:p>
      <text:p text:style-name="Text_20_body"/>
      <text:p text:style-name="P4"><text:span text:style-name="T1">Trabajos remunerados: </text:span></text:p>
      <text:p text:style-name="P5">C++ sigue siendo ampliamente utilizado en industrias como los videojuegos, sistemas embebidos, software de alto rendimiento y aplicaciones de tiempo real, lo que significa que hay oportunidades laborales para desarrolladores de C++.</text:p>
      <text:p text:style-name="Text_20_body"/>
      <text:p text:style-name="P4"><text:span text:style-name="T1">Uso: </text:span></text:p>
      <text:p text:style-name="P5">C++ es comúnmente utilizado en aplicaciones que requieren un alto rendimiento, como juegos, controladores de dispositivos, sistemas operativos y software de ingeniería.</text:p>
      <text:p text:style-name="P2"/>
      <text:p text:style-name="P3">C#</text:p>
      <text:p text:style-name="P11"><text:bookmark text:name="docs-internal-guid-b0f8392e-7fff-90f1-4fc2-86c1b40658fd"/><text:span text:style-name="T1">Eficiencia: </text:span></text:p>
      <text:p text:style-name="P5">C# es un lenguaje de programación de nivel medio que se ejecuta en el Common Language Runtime (CLR) de .NET. Aunque no es tan eficiente como C++ en términos de velocidad de ejecución, ofrece un buen equilibrio entre rendimiento y facilidad de desarrollo.</text:p>
      <text:p text:style-name="Text_20_body"/>
      <text:p text:style-name="P4"><text:span text:style-name="T1">Tiempos de ejecución: </text:span></text:p>
      <text:p text:style-name="P5">Debido al CLR y la compilación Just-In-Time (JIT), el rendimiento de C# puede ser ligeramente inferior al de C++.</text:p>
      <text:p text:style-name="Text_20_body"/>
      <text:p text:style-name="P4"><text:span text:style-name="T1">Librerías: </text:span></text:p>
      <text:p text:style-name="P5">La plataforma .NET ofrece una gran cantidad de bibliotecas y frameworks, como ASP.NET para desarrollo web, WinForms y WPF para aplicaciones de escritorio y Xamarin para aplicaciones móviles.</text:p>
      <text:p text:style-name="Text_20_body"/>
      <text:p text:style-name="P4"><text:span text:style-name="T1">Herramientas: </text:span></text:p>
      <text:p text:style-name="P5">C# está estrechamente integrado con el ecosistema de desarrollo de Microsoft, que incluye el IDE Visual Studio y una amplia gama de herramientas y extensiones.</text:p>
      <text:p text:style-name="P11"><text:bookmark text:name="docs-internal-guid-678e2e7a-7fff-a3e1-3b0f-0f39ee9b2c73"/><text:span text:style-name="T1">Comunidad: </text:span></text:p>
      <text:p text:style-name="P5">C# tiene una comunidad activa y creciente, gracias al respaldo de Microsoft y su popularidad en el desarrollo de aplicaciones empresariales.</text:p>
      <text:p text:style-name="Text_20_body"/>
      <text:p text:style-name="P4"><text:span text:style-name="T1">Trabajos remunerados: </text:span></text:p>
      <text:p text:style-name="P5">C# es ampliamente utilizado en el desarrollo de software empresarial, aplicaciones de escritorio, juegos de Windows y desarrollo de aplicaciones móviles, lo que crea oportunidades laborales en diversas áreas.</text:p>
      <text:p text:style-name="Text_20_body"/>
      <text:p text:style-name="P4"><text:span text:style-name="T1">Uso: </text:span></text:p>
      <text:p text:style-name="P5">C# es muy popular en el desarrollo de aplicaciones Windows, especialmente en entornos empresariales y de juegos.</text:p>
      <text:p text:style-name="P2"/>
      <text:p text:style-name="P3">Java</text:p>
      <text:p text:style-name="P11"><text:bookmark text:name="docs-internal-guid-6fe363f1-7fff-cae0-80a7-1ac8c8114e97"/><text:span text:style-name="T1">Eficiencia: </text:span></text:p>
      <text:p text:style-name="P5">Java es un lenguaje de programación de alto nivel que se ejecuta en la máquina virtual de Java (JVM). Si bien no es tan eficiente como C++ o C# en términos de velocidad de ejecución, ofrece portabilidad y facilidad de desarrollo.</text:p>
      <text:p text:style-name="Text_20_body"/>
      <text:p text:style-name="P4"><text:span text:style-name="T1">Tiempos de ejecución: </text:span></text:p>
      <text:p text:style-name="P5">Debido a la JVM y la compilación JIT, el rendimiento de Java puede ser menor que el de C++ y C#, pero sigue siendo adecuado para muchas aplicaciones.</text:p>
      <text:p text:style-name="Text_20_body"/>
      <text:p text:style-name="P4"><text:span text:style-name="T1">Librerías: </text:span></text:p>
      <text:p text:style-name="P5">Java cuenta con una amplia selección de bibliotecas, incluida la API estándar de Java, además de numerosos frameworks como Spring y Hibernate para el desarrollo empresarial.</text:p>
      <text:p text:style-name="Text_20_body"/>
      <text:p text:style-name="P4"><text:span text:style-name="T1">Herramientas: </text:span></text:p>
      <text:p text:style-name="P5">Java tiene un sólido conjunto de herramientas, incluyendo el IDE Eclipse, IntelliJ IDEA y NetBeans, que son ampliamente utilizados en el desarrollo Java.</text:p>
      <text:p text:style-name="P11"><text:bookmark text:name="docs-internal-guid-1f4487a8-7fff-e177-e921-92896e7d8426"/><text:span text:style-name="T1">Comunidad: </text:span></text:p>
      <text:p text:style-name="P5">Java tiene una de las comunidades más grandes y maduras, con una gran cantidad de recursos y foros disponibles para los desarrolladores.</text:p>
      <text:p text:style-name="Text_20_body"/>
      <text:p text:style-name="P4"><text:span text:style-name="T1">Trabajos remunerados: </text:span></text:p>
      <text:p text:style-name="P5">Java es ampliamente utilizado en el desarrollo de aplicaciones empresariales, Android, aplicaciones de escritorio y sistemas embebidos, lo que crea muchas oportunidades laborales.</text:p>
      <text:p text:style-name="Text_20_body"/>
      <text:p text:style-name="P4"><text:span text:style-name="T1">Uso: </text:span></text:p>
      <text:p text:style-name="P5">Java es un lenguaje muy popular en el desarrollo de aplicaciones empresariales, especialmente en sistemas distribuidos y aplicaciones para Android.</text:p>
      <text:p text:style-name="P2"/>
      <text:p text:style-name="P3">Python</text:p>
      <text:p text:style-name="P11"><text:bookmark text:name="docs-internal-guid-e3ba12a9-7fff-0b47-b132-9b24ee9e20b8"/><text:span text:style-name="T1">Eficiencia: </text:span></text:p>
      <text:p text:style-name="P5">Python es un lenguaje de alto nivel conocido por su facilidad de uso y legibilidad, pero no es tan eficiente como C++ o C# en términos de velocidad de ejecución.</text:p>
      <text:p text:style-name="Text_20_body"/>
      <text:p text:style-name="P4"><text:span text:style-name="T1">Tiempos de ejecución: </text:span></text:p>
      <text:p text:style-name="P5">Debido a su naturaleza interpretada y el enfoque en la facilidad de desarrollo, Python puede ser más lento en comparación con lenguajes compilados como C++ y C#.</text:p>
      <text:p text:style-name="Text_20_body"/>
      <text:p text:style-name="P4"><text:span text:style-name="T1">Librerías: </text:span></text:p>
      <text:p text:style-name="P5">Python es famoso por su extensa biblioteca estándar y una gran cantidad de paquetes y frameworks de terceros, como NumPy, Pandas, Django, Flask y TensorFlow.</text:p>
      <text:p text:style-name="Text_20_body"/>
      <text:p text:style-name="P4"><text:span text:style-name="T1">Herramientas: </text:span></text:p>
      <text:p text:style-name="P5">Python tiene una amplia gama de herramientas, incluyendo el popular IDE PyCharm y Jupyter Notebook para análisis y ciencia de datos.</text:p>
      <text:p text:style-name="P11"><text:bookmark text:name="docs-internal-guid-cc1fd5e0-7fff-1c6f-0a9e-2d252cb1388d"/><text:span text:style-name="T1">Comunidad: </text:span></text:p>
      <text:p text:style-name="P5">Python tiene una comunidad activa y amigable, con muchos recursos disponibles y una amplia adopción en la comunidad de ciencia de datos y aprendizaje automático.</text:p>
      <text:p text:style-name="Text_20_body"/>
      <text:p text:style-name="P4"><text:span text:style-name="T1">Trabajos remunerados: </text:span></text:p>
      <text:p text:style-name="P5">Python es ampliamente utilizado en campos como la ciencia de datos, aprendizaje automático, desarrollo web y scripting, lo que crea muchas oportunidades laborales.</text:p>
      <text:p text:style-name="Text_20_body"/>
      <text:p text:style-name="P4"><text:span text:style-name="T1">Uso: </text:span></text:p>
      <text:p text:style-name="P5">Python es especialmente popular en el análisis de datos, desarrollo web, automatización de tareas, desarrollo de aplicaciones científicas y proyectos de inteligencia artificial.</text:p>
      <text:p text:style-name="P2"/>
      <text:p text:style-name="P3">Docker</text:p>
      <text:p text:style-name="P8"><text:bookmark text:name="docs-internal-guid-477f49ac-7fff-955c-2cb0-b7ef4a6cea3e"/>Docker es una plataforma de código abierto diseñada para facilitar la creación, distribución y ejecución de aplicaciones en contenedores. Los contenedores son entornos ligeros y portátiles que contienen todo lo necesario para que una aplicación se ejecute, incluyendo el código, las bibliotecas, las dependencias y las configuraciones del sistema.</text:p>
      <text:p text:style-name="P5">En lugar de ejecutar una aplicación directamente en el sistema operativo del servidor, Docker permite empacar la aplicación y todas sus dependencias en un contenedor aislado y autónomo. Estos contenedores se ejecutan en cualquier entorno que tenga Docker instalado, lo que garantiza que la aplicación funcione de manera consistente, independientemente del sistema operativo o la infraestructura subyacente.</text:p>
      <text:p text:style-name="P5">Algunas características clave de Docker son:</text:p>
      <text:list text:style-name="L1">
        <text:list-item>
          <text:p text:style-name="P6">Imágenes: Una imagen de Docker es una plantilla de solo lectura que contiene todo lo necesario para crear un contenedor. Incluye el código de la aplicación, las bibliotecas, las dependencias, las variables de entorno y otros archivos necesarios para ejecutar la aplicación.</text:p>
        </text:list-item>
        <text:list-item>
          <text:p text:style-name="P6">Contenedores: Un contenedor de Docker es una instancia en ejecución de una imagen. Los contenedores son aislados entre sí y del sistema operativo del host, lo que garantiza que las aplicaciones no entren en conflicto y que sean seguras y portátiles.</text:p>
        </text:list-item>
        <text:list-item>
          <text:p text:style-name="P6">Dockerfile: Es un archivo de texto que define cómo se construirá una imagen de Docker. El Dockerfile especifica las instrucciones para copiar archivos, instalar dependencias, configurar el entorno y definir la configuración del contenedor.</text:p>
        </text:list-item>
        <text:list-item>
          <text:p text:style-name="P6">Orquestación: Docker también proporciona herramientas para la orquestación de contenedores, como Docker Compose y Kubernetes. Estas herramientas permiten administrar y escalar fácilmente aplicaciones compuestas por múltiples contenedores.</text:p>
        </text:list-item>
      </text:list>
      <text:p text:style-name="P5">Ventajas de Docker:</text:p>
      <text:list text:style-name="L2">
        <text:list-item>
          <text:p text:style-name="P7">Portabilidad: Los contenedores de Docker pueden ejecutarse en cualquier sistema que tenga Docker instalado, lo que facilita el despliegue en diferentes entornos, como el desarrollo, la prueba y la producción.</text:p>
        </text:list-item>
        <text:list-item>
          <text:p text:style-name="P7">Aislamiento: Los contenedores proporcionan un alto nivel de aislamiento entre aplicaciones, lo que evita que interfieran entre sí y garantiza una mayor seguridad y estabilidad.</text:p>
        </text:list-item>
        <text:list-item>
          <text:p text:style-name="P7">Eficiencia: Los contenedores son ligeros y comparten recursos del sistema operativo subyacente, lo que resulta en un menor consumo de recursos en comparación con las máquinas virtuales.</text:p>
        </text:list-item>
        <text:list-item>
          <text:p text:style-name="P7">Escalabilidad: Docker facilita la creación y el despliegue de aplicaciones en escala, lo que permite aumentar o disminuir la cantidad de contenedores según las necesidades de la aplicación.</text:p>
        </text:list-item>
      </text:list>
      <text:p text:style-name="P5">En resumen, Docker es una herramienta poderosa para el desarrollo y la distribución de aplicaciones en contenedores, lo que permite a los desarrolladores y equipos de operaciones trabajar de manera más eficiente, consistente y confiable en diferentes entornos.</text:p>
      <text:p text:style-name="P2"/>
      <text:p text:style-name="P3">Alternativas a Docker</text:p>
      <text:p text:style-name="P8"><text:bookmark text:name="docs-internal-guid-4db1b2dd-7fff-cab3-2745-47cdf0141d56"/>Podman: Podman es una herramienta de contenedor compatible con Docker que proporciona una interfaz de línea de comandos similar a Docker. La principal diferencia es que Podman no requiere un demonio en segundo plano para ejecutar contenedores, lo que puede ser útil en escenarios donde la ejecución de un demonio Docker no es deseada o permitida.</text:p>
      <text:p text:style-name="Text_20_body"/>
      <text:p text:style-name="P5">Containerd: Containerd es un tiempo de ejecución de contenedores de bajo nivel que fue desarrollado originalmente como parte de Docker. Actualmente, Containerd es mantenido por la Cloud Native Computing Foundation (CNCF) y se utiliza como el tiempo de ejecución de contenedores subyacente en diversas plataformas y orquestadores de contenedores, como Kubernetes.</text:p>
      <text:p text:style-name="Text_20_body"/>
      <text:p text:style-name="P5">rkt (Rocket): rkt es un proyecto de contenedor de código abierto desarrollado por CoreOS (ahora propiedad de Red Hat). Si bien ya no es ampliamente utilizado, fue uno de los primeros contendientes de Docker y ofrecía enfoques de seguridad y aislamiento ligeramente diferentes.</text:p>
      <text:p text:style-name="Text_20_body"/>
      <text:p text:style-name="P5">LXC (Linux Containers): LXC es una tecnología de contenedores nativa de Linux que es anterior a Docker. Aunque no es tan popular como Docker en la actualidad, LXC sigue siendo utilizado en algunos casos, especialmente cuando se requiere un control más directo sobre el sistema de contenedores.</text:p>
      <text:p text:style-name="Text_20_body"/>
      <text:p text:style-name="P5">CRI-O: CRI-O es un tiempo de ejecución de contenedores específicamente diseñado para funcionar con Kubernetes. Permite que Kubernetes ejecute y maneje contenedores utilizando las mismas interfaces de Kubernetes, pero utiliza un tiempo de ejecución independiente de Docker.</text:p>
      <text:p text:style-name="Text_20_body"/>
      <text:p text:style-name="P5">OpenVZ: OpenVZ es una tecnología de virtualización basada en contenedores de sistema operativo de código abierto que permite la creación de contenedores ligeros con una gran eficiencia en la utilización de recursos.</text:p>
      <text:p text:style-name="P2"/>
      <text:p text:style-name="P9"><text:bookmark text:name="docs-internal-guid-43cb7b3d-7fff-06e4-301c-5104f1221304"/>Python ha ganado una gran popularidad y es ampliamente utilizado en diversos campos y proyectos. Aquí tienes una lista de los cinco principales proyectos y áreas en los que se utiliza Python:</text:p>
      <text:list text:style-name="L3">
        <text:list-item>
          <text:p text:style-name="P10">Desarrollo web: Python es utilizado en el desarrollo web para construir sitios web y aplicaciones. Frameworks como Django y Flask son muy populares y permiten a los desarrolladores crear aplicaciones web rápidamente y con una sintaxis clara y sencilla.</text:p>
        </text:list-item>
        <text:list-item>
          <text:p text:style-name="P10">Ciencia de datos y análisis de datos: Python se ha convertido en el lenguaje preferido para muchas tareas de ciencia de datos, análisis de datos y aprendizaje automático. Bibliotecas como NumPy, Pandas, Matplotlib, SciPy y scikit-learn proporcionan herramientas poderosas para trabajar con datos y desarrollar modelos de aprendizaje automático.</text:p>
        </text:list-item>
        <text:list-item>
          <text:p text:style-name="P10">Automatización y scripting: Python es ampliamente utilizado para automatizar tareas y escribir scripts debido a su facilidad de uso y legibilidad. Es comúnmente utilizado en administración de sistemas, procesamiento por lotes, scripting de tareas repetitivas y más.</text:p>
        </text:list-item>
        <text:list-item>
          <text:p text:style-name="P10">Desarrollo de juegos: Python también se usa en el desarrollo de juegos, especialmente para prototipos y juegos indies. Pygame es una popular biblioteca que permite a los desarrolladores crear juegos 2D de manera rápida y sencilla.</text:p>
        </text:list-item>
        <text:list-item>
          <text:p text:style-name="P10">Desarrollo de aplicaciones de escritorio: Python se utiliza para el desarrollo de aplicaciones de escritorio multiplataforma mediante frameworks como PyQt y wxPython. Estos frameworks permiten crear interfaces gráficas de usuario (GUI) para aplicaciones de escritorio en Windows, macOS y Linux.</text:p>
        </text:list-item>
      </text:list>
      <text:p text:style-name="P2"/>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7T20:51:37.140716340</meta:creation-date>
    <dc:date>2023-09-27T20:54:48.079502553</dc:date>
    <meta:editing-duration>PT3M11S</meta:editing-duration>
    <meta:editing-cycles>1</meta:editing-cycles>
    <meta:document-statistic meta:table-count="0" meta:image-count="0" meta:object-count="0" meta:page-count="8" meta:paragraph-count="89" meta:word-count="1708" meta:character-count="11398" meta:non-whitespace-character-count="9764"/>
    <meta:generator>LibreOffice/7.6.2.1$Linux_X86_64 LibreOffice_project/60$Build-1</meta:generator>
  </office:meta>
</office:document-meta>
</file>